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ControllerTest.test4( @ RequestBody FastJsonGenericityTestVO &lt; FastJsonTestVO &gt; queryCond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ControllerTest.test3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JsonControllerTest.test1( @ RequestBody List &lt; FastJsonParentTestVO &gt; v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stJsonControllerTest.test1( @ RequestBody FastJsonTestVO v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JsonControllerTest.test5( @ RequestBody FastJsonEnumTestVO v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ControllerTest.test6( @ RequestParam long userId , @ RequestParam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